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778cm" fo:margin-left="1.512cm" table:align="left" style:writing-mode="lr-tb"/>
    </style:style>
    <style:style style:name="Tabela1.A" style:family="table-column">
      <style:table-column-properties style:column-width="7.2cm"/>
    </style:style>
    <style:style style:name="Tabela1.B" style:family="table-column">
      <style:table-column-properties style:column-width="7.578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text-align="center" style:justify-single-word="false"/>
      <style:text-properties fo:font-variant="small-caps" fo:font-size="20pt" fo:font-weight="bold" style:font-size-asian="20pt" style:font-weight-asian="bold"/>
    </style:style>
    <style:style style:name="P3" style:family="paragraph" style:parent-style-name="Standard">
      <style:paragraph-properties fo:text-align="center" style:justify-single-word="false"/>
      <style:text-properties fo:font-variant="small-caps" fo:font-size="6pt" fo:font-weight="bold" style:font-size-asian="6pt" style:font-weight-asian="bold"/>
    </style:style>
    <style:style style:name="P4" style:family="paragraph" style:parent-style-name="Standard">
      <style:paragraph-properties fo:text-align="center" style:justify-single-word="false"/>
      <style:text-properties fo:font-variant="small-caps" fo:font-size="14pt" style:font-size-asian="14pt"/>
    </style:style>
    <style:style style:name="P5" style:family="paragraph" style:parent-style-name="Standard">
      <style:paragraph-properties fo:text-align="justify" style:justify-single-word="false"/>
      <style:text-properties fo:font-variant="small-caps" fo:font-size="14pt" style:font-size-asian="14pt"/>
    </style:style>
    <style:style style:name="P6" style:family="paragraph" style:parent-style-name="Standard">
      <style:paragraph-properties fo:text-align="justify" style:justify-single-word="false"/>
      <style:text-properties fo:font-variant="small-caps" fo:font-size="16pt" style:font-size-asian="16pt"/>
    </style:style>
    <style:style style:name="P7" style:family="paragraph" style:parent-style-name="Standard">
      <style:text-properties fo:font-size="14pt" style:font-size-asian="14pt"/>
    </style:style>
    <style:style style:name="P8" style:family="paragraph" style:parent-style-name="Standard">
      <style:paragraph-properties fo:text-align="center" style:justify-single-word="false"/>
      <style:text-properties fo:font-size="14pt" style:font-size-asian="14pt"/>
    </style:style>
    <style:style style:name="P9" style:family="paragraph" style:parent-style-name="Standard">
      <style:paragraph-properties fo:text-align="justify" style:justify-single-word="false"/>
      <style:text-properties fo:font-size="14pt" style:font-size-asian="14pt"/>
    </style:style>
    <style:style style:name="P10" style:family="paragraph" style:parent-style-name="Standard">
      <style:paragraph-properties style:snap-to-layout-grid="false"/>
      <style:text-properties fo:font-size="14pt" style:font-size-asian="14pt"/>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paragraph-properties fo:text-align="center" style:justify-single-word="false"/>
      <style:text-properties fo:font-size="26pt" style:font-size-asian="26pt" style:font-size-complex="24pt"/>
    </style:style>
    <style:style style:name="P13" style:family="paragraph" style:parent-style-name="Standard">
      <style:paragraph-properties fo:text-align="justify" style:justify-single-word="false"/>
      <style:text-properties fo:font-size="16pt" style:font-size-asian="16pt"/>
    </style:style>
    <style:style style:name="P14" style:family="paragraph" style:parent-style-name="Standard">
      <style:paragraph-properties fo:text-align="justify" style:justify-single-word="false"/>
      <style:text-properties fo:font-size="12pt" style:font-size-asian="12pt"/>
    </style:style>
    <style:style style:name="P15" style:family="paragraph" style:parent-style-name="Standard">
      <style:paragraph-properties fo:text-align="start" style:justify-single-word="false"/>
      <style:text-properties fo:font-size="12pt" style:font-size-asian="12pt" style:font-size-complex="12pt"/>
    </style:style>
    <style:style style:name="P16" style:family="paragraph" style:parent-style-name="Standard">
      <style:paragraph-properties fo:text-align="start" style:justify-single-word="false"/>
      <style:text-properties fo:font-size="12pt" officeooo:paragraph-rsid="00206a80" style:font-size-asian="12pt" style:font-size-complex="12pt"/>
    </style:style>
    <style:style style:name="P17" style:family="paragraph" style:parent-style-name="Standard">
      <style:paragraph-properties fo:text-align="start" style:justify-single-word="false"/>
      <style:text-properties fo:font-size="12pt" officeooo:rsid="001c62a4" officeooo:paragraph-rsid="001c62a4" style:font-size-asian="12pt" style:font-size-complex="12pt"/>
    </style:style>
    <style:style style:name="P18" style:family="paragraph" style:parent-style-name="Standard">
      <style:paragraph-properties fo:text-align="center" style:justify-single-word="false"/>
      <style:text-properties fo:font-size="12pt" officeooo:paragraph-rsid="00206a80"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officeooo:paragraph-rsid="00206a80" style:font-size-asian="12pt" style:font-size-complex="12pt"/>
    </style:style>
    <style:style style:name="P21" style:family="paragraph" style:parent-style-name="Standard">
      <style:paragraph-properties fo:text-align="start" style:justify-single-word="false"/>
      <style:text-properties fo:font-size="12pt" officeooo:rsid="0023dddc" style:font-size-asian="12pt" style:font-size-complex="12pt"/>
    </style:style>
    <style:style style:name="P22" style:family="paragraph" style:parent-style-name="Standard">
      <style:paragraph-properties fo:text-align="start" style:justify-single-word="false"/>
      <style:text-properties fo:font-size="12pt" officeooo:rsid="0023dddc" officeooo:paragraph-rsid="0023dddc" style:font-size-asian="12pt" style:font-size-complex="12pt"/>
    </style:style>
    <style:style style:name="P23" style:family="paragraph" style:parent-style-name="Standard">
      <style:paragraph-properties fo:text-align="start" style:justify-single-word="false"/>
      <style:text-properties fo:font-size="12pt" officeooo:rsid="00266fbb" officeooo:paragraph-rsid="00266fbb" style:font-size-asian="12pt" style:font-size-complex="12pt"/>
    </style:style>
    <style:style style:name="P24" style:family="paragraph" style:parent-style-name="Standard">
      <style:paragraph-properties fo:text-align="start" style:justify-single-word="false"/>
      <style:text-properties fo:font-size="12pt" officeooo:rsid="00263882" officeooo:paragraph-rsid="00263882" style:font-size-asian="12pt" style:font-size-complex="12pt"/>
    </style:style>
    <style:style style:name="P25" style:family="paragraph" style:parent-style-name="Standard">
      <style:paragraph-properties fo:text-align="center" style:justify-single-word="false"/>
      <style:text-properties fo:font-size="12pt" style:font-size-asian="12pt"/>
    </style:style>
    <style:style style:name="P26" style:family="paragraph" style:parent-style-name="Standard">
      <style:text-properties style:use-window-font-color="true" style:font-name="Times New Roman" fo:font-size="14pt" fo:language="pl" fo:country="PL" officeooo:rsid="001afafe" officeooo:paragraph-rsid="001afafe" style:font-name-asian="Times New Roman" style:font-size-asian="14pt" style:font-name-complex="Times New Roman" style:font-size-complex="14pt" style:language-complex="ar" style:country-complex="SA"/>
    </style:style>
    <style:style style:name="P27" style:family="paragraph" style:parent-style-name="Standard">
      <style:paragraph-properties fo:text-align="center" style:justify-single-word="false"/>
      <style:text-properties style:use-window-font-color="true" style:font-name="Times New Roman" fo:font-size="20pt" fo:language="pl" fo:country="PL" fo:font-weight="bold" officeooo:rsid="001afafe" style:font-name-asian="Times New Roman" style:font-size-asian="20pt" style:font-weight-asian="bold" style:font-name-complex="Times New Roman" style:font-size-complex="20pt" style:language-complex="ar" style:country-complex="SA"/>
    </style:style>
    <style:style style:name="P28" style:family="paragraph" style:parent-style-name="Standard">
      <style:text-properties officeooo:paragraph-rsid="001afafe"/>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206a80"/>
    </style:style>
    <style:style style:name="P31" style:family="paragraph" style:parent-style-name="Standard">
      <style:paragraph-properties fo:text-align="start" style:justify-single-word="false"/>
      <style:text-properties officeooo:paragraph-rsid="0023dddc"/>
    </style:style>
    <style:style style:name="P32" style:family="paragraph" style:parent-style-name="Standard">
      <style:paragraph-properties fo:text-align="start" style:justify-single-word="false"/>
      <style:text-properties fo:font-size="11pt" style:font-size-asian="11pt" style:font-size-complex="11pt"/>
    </style:style>
    <style:style style:name="P33" style:family="paragraph" style:parent-style-name="Standard">
      <style:paragraph-properties fo:text-align="justify" style:justify-single-word="false"/>
      <style:text-properties fo:font-size="11pt" style:font-size-asian="11pt" style:font-size-complex="11pt"/>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23dddc"/>
    </style:style>
    <style:style style:name="P36" style:family="paragraph" style:parent-style-name="Standard">
      <style:paragraph-properties fo:text-align="center" style:justify-single-word="false" style:border-line-width-top="0.018cm 0.018cm 0.018cm" fo:padding-left="0cm" fo:padding-right="0cm" fo:padding-top="0.035cm" fo:padding-bottom="0cm" fo:border-left="none" fo:border-right="none" fo:border-top="1.5pt double #000000" fo:border-bottom="none"/>
      <style:text-properties fo:font-variant="small-caps" fo:font-size="6pt" fo:font-weight="bold" style:font-size-asian="6pt" style:font-weight-asian="bold"/>
    </style:style>
    <style:style style:name="P37" style:family="paragraph" style:parent-style-name="Standard">
      <style:paragraph-properties fo:margin-top="0cm" fo:margin-bottom="0.212cm" loext:contextual-spacing="false" fo:text-align="justify" style:justify-single-word="false"/>
      <style:text-properties fo:font-variant="small-caps" fo:font-size="16pt" style:font-size-asian="16pt"/>
    </style:style>
    <style:style style:name="P38" style:family="paragraph" style:parent-style-name="Heading_20_1">
      <style:paragraph-properties fo:text-align="start" style:justify-single-word="false"/>
    </style:style>
    <style:style style:name="P39" style:family="paragraph" style:parent-style-name="Heading_20_3">
      <style:paragraph-properties fo:margin-top="0cm" fo:margin-bottom="0cm" loext:contextual-spacing="false"/>
    </style:style>
    <style:style style:name="P40" style:family="paragraph" style:parent-style-name="Heading_20_3">
      <style:paragraph-properties fo:margin-top="0cm" fo:margin-bottom="0cm" loext:contextual-spacing="false"/>
      <style:text-properties fo:font-size="6pt" style:font-size-asian="6pt"/>
    </style:style>
    <style:style style:name="P41" style:family="paragraph" style:parent-style-name="Standard" style:master-page-name="Standard">
      <style:paragraph-properties fo:text-align="center" style:justify-single-word="false" style:page-number="auto"/>
      <style:text-properties fo:font-variant="small-caps" fo:font-size="20pt" fo:font-weight="bold" style:font-size-asian="20pt" style:font-weight-asian="bold"/>
    </style:style>
    <style:style style:name="P42" style:family="paragraph" style:parent-style-name="Standard" style:list-style-name="L1">
      <style:paragraph-properties fo:text-align="start" style:justify-single-word="false"/>
      <style:text-properties style:use-window-font-color="true" style:font-name="Times New Roman" fo:font-size="12pt" fo:language="pl" fo:country="PL" officeooo:rsid="001c62a4" officeooo:paragraph-rsid="001c62a4" style:font-name-asian="Times New Roman" style:font-size-asian="12pt" style:font-name-complex="Times New Roman" style:font-size-complex="12pt" style:language-complex="ar" style:country-complex="SA"/>
    </style:style>
    <style:style style:name="P43" style:family="paragraph" style:parent-style-name="Standard" style:list-style-name="L1">
      <style:paragraph-properties fo:text-align="start" style:justify-single-word="false"/>
      <style:text-properties style:use-window-font-color="true" style:font-name="Times New Roman" fo:font-size="12pt" fo:language="pl" fo:country="PL" officeooo:paragraph-rsid="001c62a4" style:font-name-asian="Times New Roman" style:font-size-asian="12pt" style:font-name-complex="Times New Roman" style:font-size-complex="12pt" style:language-complex="ar" style:country-complex="SA"/>
    </style:style>
    <style:style style:name="P44" style:family="paragraph" style:parent-style-name="Standard" style:list-style-name="L1">
      <style:paragraph-properties fo:text-align="start" style:justify-single-word="false"/>
      <style:text-properties officeooo:paragraph-rsid="001c62a4"/>
    </style:style>
    <style:style style:name="P45" style:family="paragraph" style:parent-style-name="Standard" style:list-style-name="L1">
      <style:paragraph-properties fo:text-align="start" style:justify-single-word="false"/>
      <style:text-properties fo:font-size="12pt" officeooo:paragraph-rsid="001c62a4" style:font-size-asian="12pt" style:font-size-complex="12pt"/>
    </style:style>
    <style:style style:name="T1" style:family="text">
      <style:text-properties officeooo:rsid="001afafe"/>
    </style:style>
    <style:style style:name="T2" style:family="text">
      <style:text-properties style:use-window-font-color="true" style:font-name="Times New Roman" fo:font-size="10pt" fo:language="pl" fo:country="PL" officeooo:rsid="001afafe" style:font-name-asian="Times New Roman" style:font-size-asian="10pt" style:font-name-complex="Times New Roman" style:font-size-complex="10pt" style:language-complex="ar" style:country-complex="SA"/>
    </style:style>
    <style:style style:name="T3" style:family="text">
      <style:text-properties style:use-window-font-color="true" style:font-name="Times New Roman" fo:font-size="12pt" fo:language="pl" fo:country="PL" officeooo:rsid="001c421e"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2pt" fo:language="pl" fo:country="PL" officeooo:rsid="001c62a4"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pl" fo:country="PL" officeooo:rsid="001dbe70"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pl" fo:country="PL" officeooo:rsid="0023dddc"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pl" fo:country="PL" officeooo:rsid="00266fbb" style:font-name-asian="Times New Roman" style:font-size-asian="12pt" style:font-name-complex="Times New Roman" style:font-size-complex="12pt" style:language-complex="ar" style:country-complex="SA"/>
    </style:style>
    <style:style style:name="T8" style:family="text">
      <style:text-properties fo:font-size="12pt" style:font-size-asian="12pt" style:font-size-complex="12pt"/>
    </style:style>
    <style:style style:name="T9" style:family="text">
      <style:text-properties fo:font-size="12pt" officeooo:rsid="001c421e" style:font-size-asian="12pt" style:font-size-complex="12pt"/>
    </style:style>
    <style:style style:name="T10" style:family="text">
      <style:text-properties fo:font-size="12pt" officeooo:rsid="0023dddc" style:font-size-asian="12pt" style:font-size-complex="12pt"/>
    </style:style>
    <style:style style:name="T11" style:family="text">
      <style:text-properties fo:font-size="12pt" officeooo:rsid="00263882" style:font-size-asian="12pt" style:font-size-complex="12pt"/>
    </style:style>
    <style:style style:name="T12" style:family="text">
      <style:text-properties fo:font-size="12pt" officeooo:rsid="00266fbb" style:font-size-asian="12pt" style:font-size-complex="12pt"/>
    </style:style>
    <style:style style:name="T13" style:family="text">
      <style:text-properties fo:font-size="12pt" officeooo:rsid="0027494b"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officeooo:rsid="001dbe70"/>
    </style:style>
    <style:style style:name="T16" style:family="text">
      <style:text-properties officeooo:rsid="0023dddc"/>
    </style:style>
    <style:style style:name="T17" style:family="text">
      <style:text-properties officeooo:rsid="0025f80a"/>
    </style:style>
    <style:style style:name="T18" style:family="text">
      <style:text-properties officeooo:rsid="00263882"/>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olitechnika Wrocławska</text:p>
      <text:p text:style-name="P2">Wydział Informatyki i Telekomunikacji</text:p>
      <text:p text:style-name="P3"/>
      <text:p text:style-name="P36"/>
      <text:p text:style-name="P7"/>
      <text:p text:style-name="P7"/>
      <text:p text:style-name="P7"/>
      <text:p text:style-name="P7"/>
      <text:p text:style-name="P7"/>
      <text:p text:style-name="P7"/>
      <text:p text:style-name="P7"/>
      <text:p text:style-name="P11">Zarządzanie w systemach i sieciach komputerowych - projekt</text:p>
      <text:p text:style-name="P12"/>
      <text:p text:style-name="P4"/>
      <text:p text:style-name="P4"/>
      <text:p text:style-name="P27">Optymalizacja algorytmu splotowego przetwarzania obrazu z wykorzystaniem wielowątkowości</text:p>
      <text:p text:style-name="P8"/>
      <text:p text:style-name="P8"/>
      <text:p text:style-name="P8"/>
      <text:p text:style-name="P8"/>
      <text:p text:style-name="P8"/>
      <text:p text:style-name="P8"/>
      <table:table table:name="Tabela1" table:style-name="Tabela1">
        <table:table-column table:style-name="Tabela1.A"/>
        <table:table-column table:style-name="Tabela1.B"/>
        <table:table-row table:style-name="Tabela1.1">
          <table:table-cell table:style-name="Tabela1.A1" office:value-type="string">
            <text:p text:style-name="P37">Autor<text:span text:style-name="T1">zy</text:span>:</text:p>
            <text:p text:style-name="P26">Jakub Kapłonek 263908</text:p>
            <text:p text:style-name="P26">Radosław Zimoch 263963</text:p>
            <text:p text:style-name="P28">E-mail: </text:p>
            <text:p text:style-name="P28"><text:span text:style-name="T1">- </text:span><text:a xlink:type="simple" xlink:href="mailto:263908@student.pwr.edu.pl" text:style-name="Internet_20_link" text:visited-style-name="Visited_20_Internet_20_Link"><text:span text:style-name="T1">263908@student.pwr.edu.pl</text:span></text:a></text:p>
            <text:p text:style-name="P28"><text:span text:style-name="T1">- 2639</text:span><text:span text:style-name="T2">63</text:span><text:span text:style-name="T1">@student.pwr.edu.pl</text:span></text:p>
          </table:table-cell>
          <table:table-cell table:style-name="Tabela1.A1" office:value-type="string">
            <text:p text:style-name="P37">Prowadzący zajęcia:</text:p>
            <text:p text:style-name="P9">Dr inż. Robert Wójcik</text:p>
            <text:p text:style-name="P13"/>
            <text:p text:style-name="P37"/>
            <text:p text:style-name="P5"/>
          </table:table-cell>
        </table:table-row>
        <table:table-row table:style-name="Tabela1.1">
          <table:table-cell table:style-name="Tabela1.A1" office:value-type="string">
            <text:p text:style-name="P10"/>
          </table:table-cell>
          <table:table-cell table:style-name="Tabela1.A1" office:value-type="string">
            <text:p text:style-name="P6">Ocena pracy:</text:p>
            <text:p text:style-name="P5"/>
            <text:p text:style-name="P9"/>
            <text:p text:style-name="P14"/>
            <text:p text:style-name="P25"/>
          </table:table-cell>
        </table:table-row>
      </table:table>
      <text:p text:style-name="P8"/>
      <text:h text:style-name="P40" text:outline-level="3"/>
      <text:h text:style-name="P39" text:outline-level="3">Wrocław, 202<text:span text:style-name="T1">4</text:span></text:h>
      <text:p text:style-name="P1"/>
      <text:h text:style-name="P38" text:outline-level="1"><text:soft-page-break/></text:h>
      <text:h text:style-name="P38" text:outline-level="1">1. Cel i zakres projektu</text:h>
      <text:p text:style-name="P32"/>
      <text:p text:style-name="P19"><text:tab/>Celem tego projektu jest optymalizacja algorytmu przetwarzania obrazu za pomocą operacji splotu, z wykorzystaniem wielowątkowości. Zadaniem algorytmu jest przetwarzanie obrazów, gdzie operacja splotu <text:span text:style-name="T17">[1] </text:span>jest wykonywana przy użyciu macierzy rozmycia Gaussa <text:span text:style-name="T18">[2]</text:span>. Optymalizacja procesu polega na przyspieszeniu operacji przetwarzania dzięki podzieleniu zadań na mniejsze fragmenty, które są wykonywane równolegle na różnych wątkach <text:span text:style-name="T18">[3]</text:span>. Tego typu podejście może znaleźć zastosowanie w aplikacjach wymagających szybkiego przetwarzania dużych obrazów, np. w systemach wizyjnych czy analizie danych graficznych<text:span text:style-name="T16">.</text:span></text:p>
      <text:p text:style-name="P19"/>
      <text:p text:style-name="P19"><text:tab/>W ramach projektu zostanie opracowany kompletny system, począwszy od analizy problemu, poprzez projekt i implementację algorytmu, aż po testowanie i ocenę jakości jego działania. Implementacja obejmie wczytywanie danych z plików BMP oraz CSV, równoległe przetwarzanie obrazu z wykorzystaniem wielowątkowości oraz zapis przetworzonego obrazu do pliku wynikowego w formacie bitmapy. Testowanie obejmie zarówno sprawdzanie poprawności przetwarzania obrazu, jak i ocenę wydajności działania algorytmu, w tym porównanie efektywności wersji wielowątkowej z jednowątkową. Wyniki testów pozwolą na określenie skuteczności zastosowanej optymalizacji oraz możliwości jej zastosowania w praktycznych systemach przetwarzania obrazów.</text:p>
      <text:p text:style-name="P33"/>
      <text:h text:style-name="P38" text:outline-level="1">2. Sformułowanie problemu</text:h>
      <text:p text:style-name="P29"/>
      <text:p text:style-name="P35"><text:span text:style-name="T8">Algorytm przetwarzania obrazu realizuje operację splotu między obrazem a macierzą Gaussa, co prowadzi do efektu rozmycia obrazu. Splot ten polega na modyfikacji wartości każdego piksela obrazu na podstawie wartości jego sąsiadów, co wpływa na wygładzenie i rozmycie krawędzi. Problem, który należy rozwiązać, to efektywne wykonanie tej operacji dla dużych obrazów </text:span><text:span text:style-name="T9">i macierzy</text:span><text:span text:style-name="T8">, gdzie czas przetwarzania może być znaczny. W celu przyspieszenia obliczeń </text:span><text:span text:style-name="T6">wykorzystana zostanie</text:span></text:p>
      <text:p text:style-name="P35"><text:span text:style-name="T8">wielowątkowość, co pozw</text:span><text:span text:style-name="T10">o</text:span><text:span text:style-name="T8">l</text:span><text:span text:style-name="T10">i</text:span><text:span text:style-name="T8"> na równoległe przetwarzanie wielu pikseli jednocześnie. Dzięki temu możliwe jest znaczne zmniejszenie czasu potrzebnego na wykonanie całej operacji.</text:span></text:p>
      <text:p text:style-name="P15"/>
      <text:p text:style-name="P17">Założenia:</text:p>
      <text:list xml:id="list2627537993" text:style-name="L1">
        <text:list-item>
          <text:p text:style-name="P42"><text:span text:style-name="T15">Zastosowanie operacji splotu do </text:span>przetwarza<text:span text:style-name="T15">nia</text:span> każd<text:span text:style-name="T15">ego</text:span> piksel<text:span text:style-name="T15">a</text:span> obrazu na podstawie sąsiadujących pikseli i wartości macierzy Gaussa.</text:p>
        </text:list-item>
        <text:list-item>
          <text:p text:style-name="P44"><text:span text:style-name="T5">Podzielenie o</text:span><text:span text:style-name="T4">braz</text:span><text:span text:style-name="T5">u </text:span><text:span text:style-name="T4">na mniejsze segmenty przetwarzane równolegle przez wiele wątków.</text:span></text:p>
        </text:list-item>
        <text:list-item>
          <text:p text:style-name="P45">Zastosowanie wielowątkowości w celu przyspieszenia obliczeń.</text:p>
        </text:list-item>
        <text:list-item>
          <text:p text:style-name="P43">Możliwość ustalenia liczby wątków przed uruchomieniem algorytmu.</text:p>
        </text:list-item>
        <text:list-item>
          <text:p text:style-name="P42">Wczytanie obrazu BMP z pliku.</text:p>
        </text:list-item>
        <text:list-item>
          <text:p text:style-name="P42">Wczytanie macierzy rozmycia Gaussa z pliku CSV.</text:p>
        </text:list-item>
        <text:list-item>
          <text:p text:style-name="P42">Końcowy obraz jest zapisywany w formacie BMP po zakończeniu przetwarzania.</text:p>
        </text:list-item>
        <text:list-item>
          <text:p text:style-name="P42">Testowanie poprawności obrazu oraz wydajności algorytmu w wersji wielowątkowej i jednowątkowej.</text:p>
        </text:list-item>
      </text:list>
      <text:p text:style-name="P29"/>
      <text:h text:style-name="P38" text:outline-level="1">3. Analiza złożoności obliczeniowej problemu</text:h>
      <text:p text:style-name="P29"/>
      <text:p text:style-name="P19">W przypadku operacji splotu, złożoność obliczeniowa zależy głównie od rozmiaru obrazu oraz macierzy splotu. Dla każdego piksela obrazu wykonywane są operacje na sąsiadujących pikselach, co prowadzi do zależności czasowej liniowej względem liczby pikseli oraz elementów macierzy splotu. W prostszych przypadkach, gdzie rozmiary obrazu i macierzy są małe, czas obliczeń może być akceptowalny, jednak w przypadku dużych obrazów i większych macierzy złożoność obliczeniowa rośnie, co skutkuje znacznym wydłużeniem czasu przetwarzania.</text:p>
      <text:p text:style-name="P16"><text:soft-page-break/>Złożoność obliczeniową operacji splotu można wyrazić jako funkcję rozmiaru obrazu oraz rozmiaru macierzy Gaussa. Zakładając, że:</text:p>
      <text:p text:style-name="P16"/>
      <text:p text:style-name="P30"><text:span text:style-name="T8">- </text:span><text:span text:style-name="T14">n </text:span><text:span text:style-name="T8">to liczba pikseli obrazu (np. dla obrazu o rozmiarze ( </text:span><text:span text:style-name="T8"><draw:frame draw:style-name="fr1" draw:name="Obiekt1" text:anchor-type="as-char" svg:y="-0.471cm" svg:width="1.305cm" svg:height="0.586cm" draw:z-index="0"><draw:object xlink:href="./Object 1" xlink:type="simple" xlink:show="embed" xlink:actuate="onLoad"/><draw:image xlink:href="./ObjectReplacements/Object 1" xlink:type="simple" xlink:show="embed" xlink:actuate="onLoad"/><svg:desc>formuła</svg:desc></draw:frame></text:span><text:span text:style-name="T8"><text:s/>), gdzie ( w ) to szerokość, a ( h ) to wysokość, liczba pikseli wynosi ( </text:span><text:span text:style-name="T8"><draw:frame draw:style-name="fr1" draw:name="Obiekt2" text:anchor-type="as-char" svg:y="-0.471cm" svg:width="2.021cm" svg:height="0.586cm" draw:z-index="1"><draw:object xlink:href="./Object 2" xlink:type="simple" xlink:show="embed" xlink:actuate="onLoad"/><draw:image xlink:href="./ObjectReplacements/Object 2" xlink:type="simple" xlink:show="embed" xlink:actuate="onLoad"/><svg:desc>formuła</svg:desc></draw:frame></text:span><text:span text:style-name="T8">)),</text:span></text:p>
      <text:p text:style-name="P30"><text:span text:style-name="T8">- </text:span><text:span text:style-name="T14">m</text:span><text:span text:style-name="T8"> to liczba elementów w macierzy Gaussa</text:span></text:p>
      <text:p text:style-name="P16"/>
      <text:p text:style-name="P16">złożoność obliczeniowa splotu wynosi:</text:p>
      <text:p text:style-name="P16"/>
      <text:p text:style-name="P18"><draw:frame draw:style-name="fr1" draw:name="Obiekt3" text:anchor-type="as-char" svg:y="-0.482cm" svg:width="2.129cm" svg:height="0.633cm" draw:z-index="2"><draw:object xlink:href="./Object 3" xlink:type="simple" xlink:show="embed" xlink:actuate="onLoad"/><draw:image xlink:href="./ObjectReplacements/Object 3" xlink:type="simple" xlink:show="embed" xlink:actuate="onLoad"/><svg:desc>formuła</svg:desc></draw:frame></text:p>
      <text:p text:style-name="P16"/>
      <text:p text:style-name="P20">Dla każdego piksela obrazu ( n ) wykonywane jest <text:s/>m <text:s/>operacji, czyli tyle, ile wynosi liczba elementów w macierzy Gaussa. W przypadku dużych obrazów i skomplikowanych macierzy Gaussa, złożoność obliczeniowa może sięgać nawet wartości kwadratowych, co wymaga zastosowania optymalizacji. W zależności od liczby dostępnych wątków i zasobów systemowych, wzrost wydajności może być znaczący, co sprawia, że wielowątkowość jest kluczowym elementem optymalizacji w przypadku tego typu obliczeń.</text:p>
      <text:p text:style-name="P29"/>
      <text:h text:style-name="P38" text:outline-level="1">4. Metoda i algorytmy rozwiązywania problemu</text:h>
      <text:p text:style-name="P29"/>
      <text:p text:style-name="P19">Operacja splotu opiera się na klasycznej metodzie przetwarzania obrazu, gdzie wartość każdego piksela jest obliczana na podstawie wartości pikseli sąsiednich, z uwzględnieniem macierzy filtrującej, jaką w tym przypadku jest macierz Gaussa. W celu optymalizacji operacji przetwarzania algorytm dzieli obraz na mniejsze fragmenty, które mogą być równolegle przetwarzane przez różne wątki. Działanie to pozwala na lepsze wykorzystanie zasobów procesora, zwłaszcza w systemach z wieloma rdzeniami, gdzie każdy rdzeń może obsłużyć inny fragment obrazu.</text:p>
      <text:p text:style-name="P19"/>
      <text:p text:style-name="P19">Algorytm rozpoczyna się od wczytania obrazu BMP i macierzy CSV, po czym obraz jest dzielony na segmenty, które są przypisywane do poszczególnych wątków. Każdy wątek wykonuje operację splotu na przydzielonym fragmencie, po czym przetworzone fragmenty są łączone w jeden obraz wynikowy. Tego typu podejście pozwala na równoczesne przetwarzanie różnych części obrazu, co prowadzi do znacznego skrócenia czasu obliczeń. Dzięki takiej optymalizacji algorytm jest w stanie efektywnie przetwarzać nawet bardzo duże obrazy w rozsądnym czasie.</text:p>
      <text:p text:style-name="P29"/>
      <text:h text:style-name="P38" text:outline-level="1">5. Technologie i narzędzia implementacji</text:h>
      <text:p text:style-name="P29"/>
      <text:p text:style-name="P34"><text:span text:style-name="T8">Projekt zostanie zrealizowany w języku Java </text:span><text:span text:style-name="T12">[4]</text:span><text:span text:style-name="T8">, który oferuje bogaty zestaw narzędzi do obsługi wielowątkowości oraz przetwarzania plików. Dzięki temu możliwe będzie optymalne zarządzanie zasobami systemowymi, co pozwoli na efektywne wykorzystanie wielordzeniowych procesorów. Do wczytywania plików BMP oraz CSV zostaną użyte standardowe biblioteki Java, takie jak BufferedImage oraz </text:span><text:span text:style-name="T3">BufferedReader </text:span><text:span text:style-name="T7">[5]</text:span><text:span text:style-name="T8">, które zapewniają łatwy dostęp do danych obrazowych i macierzy.</text:span></text:p>
      <text:p text:style-name="P19"/>
      <text:p text:style-name="P34"><text:span text:style-name="T9">Wybrane przez nas </text:span><text:span text:style-name="T3">ś</text:span><text:span text:style-name="T8">rodowisko programistyczne to IntelliJ IDEA, które oferuj</text:span><text:span text:style-name="T9">e</text:span><text:span text:style-name="T8"> wsparcie dla debugowania, zarządzania wątkami oraz optymalizacji kodu. Testowanie wydajności algorytmu odbędzie się przy użyciu narzędzi do pomiaru czasu wykonywania zadań, takich jak System.nanoTime(), co pozwoli na dokładne śledzenie efektywności działania wersji wielowątkowej. Implementacja zostanie zrealizowana w taki sposób, aby </text:span><text:span text:style-name="T4">liczba wątków w algorytmie była możliwa do ustalenia przed uruchomieniem aplikacji</text:span><text:span text:style-name="T8">.</text:span></text:p>
      <text:p text:style-name="P29"/>
      <text:h text:style-name="P38" text:outline-level="1"><text:soft-page-break/>6. Testowanie i ocena jakości rozwiązań</text:h>
      <text:p text:style-name="P15"/>
      <text:p text:style-name="P34"><text:span text:style-name="T8">Testowanie algorytmu będzie obejmować zarówno sprawdzanie poprawności działania, jak i ocenę wydajności. Testy poprawności mają na celu zweryfikowanie, czy obraz po przetworzeniu przez algorytm splotu jest poprawnie wygładzony, a efekt rozmycia odpowiada oczekiwanym rezultatom. Obraz testow</text:span><text:span text:style-name="T9">y</text:span><text:span text:style-name="T8"> o </text:span><text:span text:style-name="T3">ustalonym rozmiarze </text:span><text:span text:style-name="T8">i stopniu szczegółowości będ</text:span><text:span text:style-name="T9">zie</text:span><text:span text:style-name="T8"> porównywan</text:span><text:span text:style-name="T9">y</text:span><text:span text:style-name="T8"> przed i po przetwarzaniu, aby sprawdzić, czy algorytm działa zgodnie z założeniami. Wynikiem działania algorytmu powinien być obraz o zmniejszonej ostrości, gdzie krawędzie zostały wygładzone zgodnie z macierzą. </text:span><text:span text:style-name="T10">Ocenione zostaną również czasy realizacji operacji wygładzania w wariancie sekwencyjnym i wielowątkowym w zależności od rozmiaru obrazu </text:span><text:span text:style-name="T13">i </text:span><text:span text:style-name="T10">macierzy.</text:span></text:p>
      <text:p text:style-name="P21"/>
      <text:h text:style-name="P38" text:outline-level="1"><text:span text:style-name="T10">L</text:span><text:span text:style-name="T8">iteratura</text:span></text:h>
      <text:p text:style-name="P15"/>
      <text:p text:style-name="P22">[1] Artur Gramacki: Operacja splotu (ang. convolution). Uniwersytet Zielonogórski Instytut Sterowania i Systemów Informatycznych, 2020</text:p>
      <text:p text:style-name="P31"><text:span text:style-name="T10">[2] Piotr Dalka: Filtracja obrazu – </text:span><text:span text:style-name="T11">wykład. </text:span><text:span text:style-name="T8">Katedra Systemów Multimedialnych, Politechnika Gdańska </text:span></text:p>
      <text:p text:style-name="P24">[3] Jacek Czaja: Parallelization of Convolution using OpenMP, Intel Corporation January 14, 2022</text:p>
      <text:p text:style-name="P23">[4] Oracle: Java documentation <text:a xlink:type="simple" xlink:href="https://docs.oracle.com/en/java/" text:style-name="Internet_20_link" text:visited-style-name="Visited_20_Internet_20_Link">https://docs.oracle.com/en/java/</text:a></text:p>
      <text:p text:style-name="P23">[5] Oracle: Java documentation – java.io packet <text:a xlink:type="simple" xlink:href="https://docs.oracle.com/javase/8/docs/api/?java/io" text:style-name="Internet_20_link" text:visited-style-name="Visited_20_Internet_20_Link">https://docs.oracle.com/javase/8/docs/api/?java/io</text:a></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20pt" fo:font-weight="bold" style:font-size-asian="20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text-align="center" style:justify-single-word="false" style:border-line-width-top="0.018cm 0.018cm 0.018cm" fo:padding-left="0cm" fo:padding-right="0cm" fo:padding-top="0.035cm" fo:padding-bottom="0cm" fo:border-left="none" fo:border-right="none" fo:border-top="1.5pt double #000000" fo:border-bottom="non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keep-with-next="always"/>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1.588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OLITECHNIKA WROCŁAWSKA</dc:title>
    <dc:subject/>
    <meta:keyword/>
    <meta:initial-creator>Z0402</meta:initial-creator>
    <meta:creation-date>2014-02-26T16:02:00</meta:creation-date>
    <dc:date>2024-10-21T11:02:45.703051705</dc:date>
    <meta:editing-cycles>17</meta:editing-cycles>
    <meta:editing-duration>PT57M56S</meta:editing-duration>
    <meta:generator>LibreOffice/6.4.7.2$Linux_X86_64 LibreOffice_project/40$Build-2</meta:generator>
    <meta:document-statistic meta:table-count="1" meta:image-count="0" meta:object-count="3" meta:page-count="4" meta:paragraph-count="51" meta:word-count="1003" meta:character-count="7798" meta:non-whitespace-character-count="6844"/>
    <meta:user-defined meta:name="__Grammarly_42___1">__Grammarly_42___1</meta:user-defined>
    <meta:user-defined meta:name="__Grammarly_42____i">__Grammarly_42____i</meta:user-defined>
  </office:meta>
</office:document-meta>
</file>

<file path=Object 1/content.xml><?xml version="1.0" encoding="utf-8"?>
<math xmlns="http://www.w3.org/1998/Math/MathML" display="block">
  <semantics>
    <mrow>
      <mi>w</mi>
      <mo stretchy="false">×</mo>
      <mi>h</mi>
    </mrow>
    <annotation encoding="StarMath 5.0">w  times h</annotation>
  </semantics>
</math>
</file>

<file path=Object 2/content.xml><?xml version="1.0" encoding="utf-8"?>
<math xmlns="http://www.w3.org/1998/Math/MathML" display="block">
  <semantics>
    <mrow>
      <mi>n</mi>
      <mo stretchy="false">=</mo>
      <mrow>
        <mi>w</mi>
        <mo stretchy="false">×</mo>
        <mi>h</mi>
      </mrow>
    </mrow>
    <annotation encoding="StarMath 5.0">n = w times h</annotation>
  </semantics>
</math>
</file>

<file path=Object 3/content.xml><?xml version="1.0" encoding="utf-8"?>
<math xmlns="http://www.w3.org/1998/Math/MathML" display="block">
  <semantics>
    <mrow>
      <mi>O</mi>
      <mrow>
        <mo fence="true" stretchy="false">(</mo>
        <mrow>
          <mrow>
            <mi>n</mi>
            <mo stretchy="false">×</mo>
            <mi>m</mi>
          </mrow>
        </mrow>
        <mo fence="true" stretchy="false">)</mo>
      </mrow>
    </mrow>
    <annotation encoding="StarMath 5.0">O(n times m)</annotation>
  </semantics>
</math>
</file>